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7b74" officeooo:paragraph-rsid="00037b74"/>
    </style:style>
    <style:style style:name="T1" style:family="text">
      <style:text-properties officeooo:rsid="0004a3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uedo Code for <text:span text:style-name="T1">Trivia Game</text:span></text:p>
      <text:p text:style-name="P1"/>
      <text:p text:style-name="P1"/>
      <text:p text:style-name="P1">-Creating Variables</text:p>
      <text:p text:style-name="P1"><text:tab/>Word Array – Comedy, laugh, joke, humor</text:p>
      <text:p text:style-name="P1"><text:tab/>words</text:p>
      <text:p text:style-name="P1"><text:tab/>letters</text:p>
      <text:p text:style-name="P1"><text:s text:c="12"/>number of guesses</text:p>
      <text:p text:style-name="P1"><text:s text:c="12"/>losses</text:p>
      <text:p text:style-name="P1"><text:s text:c="12"/>wins</text:p>
      <text:p text:style-name="P1"/>
      <text:p text:style-name="P1">A function to start the game</text:p>
      <text:p text:style-name="P1"/>
      <text:p text:style-name="P1">counter for how many guesses remaining</text:p>
      <text:p text:style-name="P1"/>
      <text:p text:style-name="P1">A function to check the answer</text:p>
      <text:p text:style-name="P1"/>
      <text:p text:style-name="P1">If Else loops for correct and incorrect guesses</text:p>
      <text:p text:style-name="P1"/>
      <text:p text:style-name="P1">Document on key events</text:p>
      <text:p text:style-name="P1"/>
      <text:p text:style-name="P1">reset function on correct actual word comple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2:56:14.462887915</meta:creation-date>
    <dc:date>2018-09-15T22:59:10.664584386</dc:date>
    <meta:editing-duration>PT9M12S</meta:editing-duration>
    <meta:editing-cycles>2</meta:editing-cycles>
    <meta:generator>LibreOffice/5.4.1.2$MacOSX_X86_64 LibreOffice_project/ea7cb86e6eeb2bf3a5af73a8f7777ac570321527</meta:generator>
    <meta:document-statistic meta:table-count="0" meta:image-count="0" meta:object-count="0" meta:page-count="1" meta:paragraph-count="14" meta:word-count="57" meta:character-count="376" meta:non-whitespace-character-count="293"/>
  </office:meta>
</office:document-meta>
</file>